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style:text-properties officeooo:paragraph-rsid="0008bc4e"/>
    </style:style>
    <style:style style:name="P2" style:family="paragraph" style:parent-style-name="List_20_Paragraph">
      <style:paragraph-properties fo:margin-left="0cm" fo:margin-right="0cm" fo:text-indent="0cm" style:auto-text-indent="false"/>
    </style:style>
    <style:style style:name="P3" style:family="paragraph" style:parent-style-name="List_20_Paragraph">
      <style:paragraph-properties fo:margin-left="1.251cm" fo:margin-right="0cm" fo:text-indent="-0.635cm" style:auto-text-indent="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Standard">
      <style:paragraph-properties fo:margin-top="0cm" fo:margin-bottom="0cm" loext:contextual-spacing="false"/>
      <style:text-properties officeooo:paragraph-rsid="0008bc4e"/>
    </style:style>
    <style:style style:name="P7" style:family="paragraph" style:parent-style-name="Standard" style:master-page-name="Standard">
      <style:paragraph-properties fo:margin-top="0cm" fo:margin-bottom="0cm" loext:contextual-spacing="false" fo:line-height="100%" style:page-number="auto"/>
    </style:style>
    <style:style style:name="P8" style:family="paragraph" style:parent-style-name="Standard">
      <style:paragraph-properties fo:break-before="page"/>
    </style:style>
    <style:style style:name="P9" style:family="paragraph" style:parent-style-name="List_20_Paragraph" style:list-style-name="WWNum2"/>
    <style:style style:name="P10" style:family="paragraph" style:parent-style-name="List_20_Paragraph" style:list-style-name="WWNum1">
      <style:paragraph-properties fo:margin-top="0cm" fo:margin-bottom="0cm" loext:contextual-spacing="true" fo:line-height="100%" fo:text-align="justify" style:justify-single-word="false"/>
    </style:style>
    <style:style style:name="P11" style:family="paragraph" style:parent-style-name="List_20_Paragraph" style:list-style-name="WWNum2">
      <style:paragraph-properties fo:margin-top="0cm" fo:margin-bottom="0cm" loext:contextual-spacing="true" fo:line-height="100%" fo:text-align="justify" style:justify-single-word="false"/>
    </style:style>
    <style:style style:name="P12" style:family="paragraph" style:parent-style-name="List_20_Paragraph" style:list-style-name="WWNum2">
      <style:paragraph-properties fo:margin-left="1.259cm" fo:margin-right="0cm" fo:text-indent="-0.63cm" style:auto-text-indent="false"/>
    </style:style>
    <style:style style:name="P13" style:family="paragraph" style:parent-style-name="List_20_Paragraph">
      <style:paragraph-properties fo:margin-left="0cm" fo:margin-right="0cm" fo:text-indent="0cm" style:auto-text-indent="false"/>
    </style:style>
    <style:style style:name="P14" style:family="paragraph" style:parent-style-name="List_20_Paragraph">
      <style:paragraph-properties fo:margin-left="1.251cm" fo:margin-right="0cm" fo:text-indent="-0.635cm" style:auto-text-indent="false"/>
    </style:style>
    <style:style style:name="P15" style:family="paragraph" style:parent-style-name="List_20_Paragraph" style:list-style-name="WWNum4">
      <style:paragraph-properties fo:margin-left="1.251cm" fo:margin-right="0cm" fo:text-indent="-0.635cm" style:auto-text-indent="false"/>
    </style:style>
    <style:style style:name="T1" style:family="text">
      <style:text-properties fo:language="fr" fo:country="FR" fo:background-color="#ffffff" loext:char-shading-value="0"/>
    </style:style>
    <style:style style:name="T2" style:family="text">
      <style:text-properties fo:language="fr" fo:country="FR" officeooo:rsid="0007c7e9" fo:background-color="#ffffff" loext:char-shading-value="0"/>
    </style:style>
    <style:style style:name="T3" style:family="text">
      <style:text-properties fo:language="fr" fo:country="FR"/>
    </style:style>
    <style:style style:name="T4" style:family="text">
      <style:text-properties fo:language="fr" fo:country="FR" officeooo:rsid="0007c7e9"/>
    </style:style>
    <style:style style:name="T5" style:family="text">
      <style:text-properties fo:language="fr" fo:country="FR" officeooo:rsid="0008bc4e"/>
    </style:style>
    <style:style style:name="T6" style:family="text">
      <style:text-properties style:font-name-complex="Arial"/>
    </style:style>
    <style:style style:name="T7" style:family="text">
      <style:text-properties style:text-position="super 58%" style:font-name-complex="Arial"/>
    </style:style>
    <style:style style:name="T8" style:family="text">
      <style:text-properties style:text-position="super 58%" fo:language="fr" fo:country="FR"/>
    </style:style>
    <style:style style:name="T9" style:family="text">
      <style:text-properties style:text-line-through-style="solid" style:text-line-through-type="single" style:font-name-complex="Arial" fo:background-color="#ffff00"/>
    </style:style>
    <style:style style:name="T10" style:family="text">
      <style:text-properties fo:language="fr" fo:country="FR"/>
    </style:style>
    <style:style style:name="T11" style:family="text">
      <style:text-properties fo:language="fr" fo:country="FR" fo:background-color="#ffff00"/>
    </style:style>
    <style:style style:name="T12" style:family="text">
      <style:text-properties fo:language="fr" fo:country="FR" officeooo:rsid="0007c7e9"/>
    </style:style>
    <style:style style:name="T13" style:family="text">
      <style:text-properties fo:language="fr" fo:country="FR" officeooo:rsid="0007c7e9" fo:background-color="#ffff00"/>
    </style:style>
    <style:style style:name="T14" style:family="text">
      <style:text-properties fo:language="fr" fo:country="FR" officeooo:rsid="0008bc4e"/>
    </style:style>
    <style:style style:name="T15" style:family="text">
      <style:text-properties fo:language="fr" fo:country="FR" fo:background-color="#ffffff" loext:char-shading-value="0"/>
    </style:style>
    <style:style style:name="T16" style:family="text">
      <style:text-properties fo:language="fr" fo:country="FR" loext:char-shading-value="0" fo:background-color="#ffff00"/>
    </style:style>
    <style:style style:name="T17" style:family="text">
      <style:text-properties fo:language="fr" fo:country="FR" officeooo:rsid="0007c7e9" loext:char-shading-value="0" fo:background-color="#ffff00"/>
    </style:style>
    <style:style style:name="T18" style:family="text">
      <style:text-properties fo:language="fr" fo:country="FR" officeooo:rsid="0007c7e9" fo:background-color="#ffffff" loext:char-shading-value="0"/>
    </style:style>
    <style:style style:name="T19" style:family="text">
      <style:text-properties fo:language="fr" fo:country="FR" fo:background-color="#ffffff" loext:char-shading-value="0"/>
    </style:style>
    <style:style style:name="T20" style:family="text">
      <style:text-properties fo:language="fr" fo:country="FR" officeooo:rsid="0009bd9d"/>
    </style:style>
    <style:style style:name="T21" style:family="text">
      <style:text-properties fo:language="fr" fo:country="FR" fo:font-weight="bold" fo:background-color="#ffffff" loext:char-shading-value="0" style:font-weight-asian="bold" style:font-weight-complex="bold"/>
    </style:style>
    <style:style style:name="T22" style:family="text">
      <style:text-properties fo:language="fr" fo:country="FR" fo:font-weight="normal" fo:background-color="#ffffff" loext:char-shading-value="0" style:font-weight-asian="normal" style:font-weight-complex="normal"/>
    </style:style>
    <style:style style:name="T23" style:family="text">
      <style:text-properties style:use-window-font-color="true" fo:language="fr" fo:country="FR" fo:font-weight="normal" fo:background-color="#ffffff" loext:char-shading-value="0" style:font-weight-asian="normal" style:font-weight-complex="normal"/>
    </style:style>
  </office:automatic-styles>
  <office:body>
    <office:text text:use-soft-page-breaks="true">
      <text:tracked-changes>
        <text:changed-region xml:id="ct94125033387520" text:id="ct94125033387520">
          <text:deletion>
            <office:change-info>
              <dc:creator>Unknown Author</dc:creator>
              <dc:date>2019-07-05T09:03:43</dc:date>
            </office:change-info>
            <text:p text:style-name="P1"><text:span text:style-name="tlid-translation"><text:span text:style-name="T1">en</text:span></text:span></text:p>
          </text:deletion>
        </text:changed-region>
        <text:changed-region xml:id="ct94125074130608" text:id="ct94125074130608">
          <text:format-change>
            <office:change-info>
              <dc:creator>Unknown Author</dc:creator>
              <dc:date>2019-07-05T09:13:43</dc:date>
            </office:change-info>
          </text:format-change>
        </text:changed-region>
        <text:changed-region xml:id="ct94125083060736" text:id="ct94125083060736">
          <text:format-change>
            <office:change-info>
              <dc:creator>Unknown Author</dc:creator>
              <dc:date>2019-07-05T09:19:00</dc:date>
            </office:change-info>
          </text:format-change>
        </text:changed-region>
        <text:changed-region xml:id="ct94125021231296" text:id="ct94125021231296">
          <text:format-change>
            <office:change-info>
              <dc:creator>Unknown Author</dc:creator>
              <dc:date>2019-07-05T09:13:43</dc:date>
            </office:change-info>
          </text:format-change>
        </text:changed-region>
        <text:changed-region xml:id="ct94125067804848" text:id="ct94125067804848">
          <text:deletion>
            <office:change-info>
              <dc:creator>Unknown Author</dc:creator>
              <dc:date>2019-07-05T09:03:49</dc:date>
            </office:change-info>
            <text:p text:style-name="P1"><text:span text:style-name="tlid-translation"><text:span text:style-name="T1">une</text:span></text:span></text:p>
          </text:deletion>
        </text:changed-region>
        <text:changed-region xml:id="ct94125032544960" text:id="ct94125032544960">
          <text:insertion>
            <office:change-info>
              <dc:creator>Unknown Author</dc:creator>
              <dc:date>2019-07-05T09:03:49</dc:date>
            </office:change-info>
          </text:insertion>
        </text:changed-region>
        <text:changed-region xml:id="ct94125073311024" text:id="ct94125073311024">
          <text:insertion>
            <office:change-info>
              <dc:creator>Unknown Author</dc:creator>
              <dc:date>2019-07-05T09:04:00</dc:date>
            </office:change-info>
          </text:insertion>
        </text:changed-region>
        <text:changed-region xml:id="ct94125034304640" text:id="ct94125034304640">
          <text:deletion>
            <office:change-info>
              <dc:creator>Unknown Author</dc:creator>
              <dc:date>2019-07-05T09:04:20</dc:date>
            </office:change-info>
            <text:p text:style-name="P1"><text:span text:style-name="tlid-translation"><text:span text:style-name="T2"><text:s/>sonde neutronique.</text:span></text:span></text:p>
          </text:deletion>
        </text:changed-region>
        <text:changed-region xml:id="ct94125081262144" text:id="ct94125081262144">
          <text:format-change>
            <office:change-info>
              <dc:creator>Unknown Author</dc:creator>
              <dc:date>2019-07-05T09:13:43</dc:date>
            </office:change-info>
          </text:format-change>
        </text:changed-region>
        <text:changed-region xml:id="ct94125069416960" text:id="ct94125069416960">
          <text:insertion>
            <office:change-info>
              <dc:creator>Unknown Author</dc:creator>
              <dc:date>2019-07-05T09:04:38</dc:date>
            </office:change-info>
          </text:insertion>
        </text:changed-region>
        <text:changed-region xml:id="ct94125017977696" text:id="ct94125017977696">
          <text:deletion>
            <office:change-info>
              <dc:creator>Unknown Author</dc:creator>
              <dc:date>2019-07-05T09:05:08</dc:date>
            </office:change-info>
            <text:p text:style-name="P1"><text:span text:style-name="tlid-translation"><text:span text:style-name="T3">pour</text:span></text:span></text:p>
          </text:deletion>
        </text:changed-region>
        <text:changed-region xml:id="ct94125017086992" text:id="ct94125017086992">
          <text:insertion>
            <office:change-info>
              <dc:creator>Unknown Author</dc:creator>
              <dc:date>2019-07-05T09:05:08</dc:date>
            </office:change-info>
          </text:insertion>
        </text:changed-region>
        <text:changed-region xml:id="ct94125085097760" text:id="ct94125085097760">
          <text:insertion>
            <office:change-info>
              <dc:creator>Unknown Author</dc:creator>
              <dc:date>2019-07-05T09:05:12</dc:date>
            </office:change-info>
          </text:insertion>
        </text:changed-region>
        <text:changed-region xml:id="ct94125073757456" text:id="ct94125073757456">
          <text:insertion>
            <office:change-info>
              <dc:creator>Unknown Author</dc:creator>
              <dc:date>2019-07-05T09:05:49</dc:date>
            </office:change-info>
          </text:insertion>
        </text:changed-region>
        <text:changed-region xml:id="ct94125073397536" text:id="ct94125073397536">
          <text:insertion>
            <office:change-info>
              <dc:creator>Unknown Author</dc:creator>
              <dc:date>2019-07-05T09:06:06</dc:date>
            </office:change-info>
          </text:insertion>
        </text:changed-region>
        <text:changed-region xml:id="ct94125017980768" text:id="ct94125017980768">
          <text:deletion>
            <office:change-info>
              <dc:creator>Unknown Author</dc:creator>
              <dc:date>2019-07-05T09:06:05</dc:date>
            </office:change-info>
            <text:p text:style-name="P1"><text:span text:style-name="tlid-translation"><text:span text:style-name="T4">L</text:span></text:span></text:p>
          </text:deletion>
        </text:changed-region>
        <text:changed-region xml:id="ct94125047573552" text:id="ct94125047573552">
          <text:deletion>
            <office:change-info>
              <dc:creator>Unknown Author</dc:creator>
              <dc:date>2019-07-05T09:06:19</dc:date>
            </office:change-info>
            <text:p text:style-name="P1"><text:span text:style-name="tlid-translation"><text:span text:style-name="T3">et la haute intensité</text:span></text:span></text:p>
          </text:deletion>
        </text:changed-region>
        <text:changed-region xml:id="ct94125068006416" text:id="ct94125068006416">
          <text:deletion>
            <office:change-info>
              <dc:creator>Unknown Author</dc:creator>
              <dc:date>2019-07-05T09:06:44</dc:date>
            </office:change-info>
            <text:p text:style-name="P1"><text:span text:style-name="tlid-translation"><text:span text:style-name="T3">implique</text:span></text:span></text:p>
          </text:deletion>
        </text:changed-region>
        <text:changed-region xml:id="ct94125071188624" text:id="ct94125071188624">
          <text:insertion>
            <office:change-info>
              <dc:creator>Unknown Author</dc:creator>
              <dc:date>2019-07-05T09:06:44</dc:date>
            </office:change-info>
          </text:insertion>
        </text:changed-region>
        <text:changed-region xml:id="ct94125068457024" text:id="ct94125068457024">
          <text:insertion>
            <office:change-info>
              <dc:creator>Unknown Author</dc:creator>
              <dc:date>2019-07-05T09:07:14</dc:date>
            </office:change-info>
          </text:insertion>
        </text:changed-region>
        <text:changed-region xml:id="ct94125031704784" text:id="ct94125031704784">
          <text:insertion>
            <office:change-info>
              <dc:creator>Unknown Author</dc:creator>
              <dc:date>2019-07-05T09:07:55</dc:date>
            </office:change-info>
          </text:insertion>
        </text:changed-region>
        <text:changed-region xml:id="ct94125026160032" text:id="ct94125026160032">
          <text:insertion>
            <office:change-info>
              <dc:creator>Unknown Author</dc:creator>
              <dc:date>2019-07-05T09:08:03</dc:date>
            </office:change-info>
          </text:insertion>
        </text:changed-region>
        <text:changed-region xml:id="ct94125026160832" text:id="ct94125026160832">
          <text:deletion>
            <office:change-info>
              <dc:creator>Unknown Author</dc:creator>
              <dc:date>2019-07-05T09:08:09</dc:date>
            </office:change-info>
            <text:p text:style-name="P1"><text:span text:style-name="tlid-translation"><text:span text:style-name="T4">,</text:span></text:span></text:p>
          </text:deletion>
        </text:changed-region>
        <text:changed-region xml:id="ct94125073862768" text:id="ct94125073862768">
          <text:deletion>
            <office:change-info>
              <dc:creator>Unknown Author</dc:creator>
              <dc:date>2019-07-05T09:08:22</dc:date>
            </office:change-info>
            <text:p text:style-name="P1"><text:span text:style-name="tlid-translation"><text:span text:style-name="T3">et</text:span></text:span></text:p>
          </text:deletion>
        </text:changed-region>
        <text:changed-region xml:id="ct94125073357936" text:id="ct94125073357936">
          <text:insertion>
            <office:change-info>
              <dc:creator>Unknown Author</dc:creator>
              <dc:date>2019-07-05T09:08:15</dc:date>
            </office:change-info>
          </text:insertion>
        </text:changed-region>
        <text:changed-region xml:id="ct94125071193968" text:id="ct94125071193968">
          <text:deletion>
            <office:change-info>
              <dc:creator>Unknown Author</dc:creator>
              <dc:date>2019-07-05T09:08:31</dc:date>
            </office:change-info>
            <text:p text:style-name="P1"><text:span text:style-name="tlid-translation"><text:span text:style-name="T3">(Ionization Profile Monitor)</text:span></text:span></text:p>
          </text:deletion>
        </text:changed-region>
        <text:changed-region xml:id="ct94125069891408" text:id="ct94125069891408">
          <text:deletion>
            <office:change-info>
              <dc:creator>Unknown Author</dc:creator>
              <dc:date>2019-07-05T09:09:11</dc:date>
            </office:change-info>
            <text:p text:style-name="P1"><text:span text:style-name="tlid-translation"><text:span text:style-name="T3">garantir</text:span></text:span></text:p>
          </text:deletion>
        </text:changed-region>
        <text:changed-region xml:id="ct94125017526304" text:id="ct94125017526304">
          <text:insertion>
            <office:change-info>
              <dc:creator>Unknown Author</dc:creator>
              <dc:date>2019-07-05T09:09:11</dc:date>
            </office:change-info>
          </text:insertion>
        </text:changed-region>
        <text:changed-region xml:id="ct94125074227376" text:id="ct94125074227376">
          <text:deletion>
            <office:change-info>
              <dc:creator>Unknown Author</dc:creator>
              <dc:date>2019-07-05T09:10:51</dc:date>
            </office:change-info>
            <text:p text:style-name="P1"><text:span text:style-name="tlid-translation"><text:span text:style-name="T3"><text:s/></text:span></text:span></text:p>
          </text:deletion>
        </text:changed-region>
        <text:changed-region xml:id="ct94125073423360" text:id="ct94125073423360">
          <text:insertion>
            <office:change-info>
              <dc:creator>Unknown Author</dc:creator>
              <dc:date>2019-07-05T09:11:24</dc:date>
            </office:change-info>
          </text:insertion>
        </text:changed-region>
        <text:changed-region xml:id="ct94125074311760" text:id="ct94125074311760">
          <text:deletion>
            <office:change-info>
              <dc:creator>Unknown Author</dc:creator>
              <dc:date>2019-07-05T09:10:51</dc:date>
            </office:change-info>
            <text:p text:style-name="P1"><text:span text:style-name="tlid-translation"><text:span text:style-name="T3">continue</text:span></text:span></text:p>
          </text:deletion>
        </text:changed-region>
        <text:changed-region xml:id="ct94125081352992" text:id="ct94125081352992">
          <text:deletion>
            <office:change-info>
              <dc:creator>Unknown Author</dc:creator>
              <dc:date>2019-07-05T09:11:50</dc:date>
            </office:change-info>
            <text:p text:style-name="P1"><text:span text:style-name="tlid-translation"><text:span text:style-name="T3">du</text:span></text:span></text:p>
          </text:deletion>
        </text:changed-region>
        <text:changed-region xml:id="ct94125081291520" text:id="ct94125081291520">
          <text:insertion>
            <office:change-info>
              <dc:creator>Unknown Author</dc:creator>
              <dc:date>2019-07-05T09:11:50</dc:date>
            </office:change-info>
          </text:insertion>
        </text:changed-region>
        <text:changed-region xml:id="ct94125026183616" text:id="ct94125026183616">
          <text:deletion>
            <office:change-info>
              <dc:creator>Unknown Author</dc:creator>
              <dc:date>2019-07-05T09:12:29</dc:date>
            </office:change-info>
            <text:p text:style-name="P1"><text:span text:style-name="tlid-translation"><text:span text:style-name="T3">, induite par le passage des protons incidents</text:span></text:span></text:p>
          </text:deletion>
        </text:changed-region>
        <text:changed-region xml:id="ct94125081245088" text:id="ct94125081245088">
          <text:deletion>
            <office:change-info>
              <dc:creator>Unknown Author</dc:creator>
              <dc:date>2019-07-05T09:12:32</dc:date>
            </office:change-info>
            <text:p text:style-name="P1"><text:span text:style-name="tlid-translation"><text:span text:style-name="T3">transverse </text:span></text:span></text:p>
          </text:deletion>
        </text:changed-region>
        <text:changed-region xml:id="ct94125073456640" text:id="ct94125073456640">
          <text:deletion>
            <office:change-info>
              <dc:creator>Unknown Author</dc:creator>
              <dc:date>2019-07-05T09:12:43</dc:date>
            </office:change-info>
            <text:p text:style-name="P1"><text:span text:style-name="tlid-translation"><text:span text:style-name="T3">les </text:span></text:span></text:p>
          </text:deletion>
        </text:changed-region>
        <text:changed-region xml:id="ct94125081547632" text:id="ct94125081547632">
          <text:deletion>
            <office:change-info>
              <dc:creator>Unknown Author</dc:creator>
              <dc:date>2019-07-05T09:14:11</dc:date>
            </office:change-info>
            <text:p text:style-name="P2"><text:span text:style-name="tlid-translation"><text:span text:style-name="T3">les</text:span></text:span></text:p>
          </text:deletion>
        </text:changed-region>
        <text:changed-region xml:id="ct94125081177120" text:id="ct94125081177120">
          <text:deletion>
            <office:change-info>
              <dc:creator>Unknown Author</dc:creator>
              <dc:date>2019-07-05T09:14:13</dc:date>
            </office:change-info>
            <text:p text:style-name="P2"><text:span text:style-name="tlid-translation"><text:span text:style-name="T3">possibles</text:span></text:span></text:p>
          </text:deletion>
        </text:changed-region>
        <text:changed-region xml:id="ct94125068917888" text:id="ct94125068917888">
          <text:insertion>
            <office:change-info>
              <dc:creator>Unknown Author</dc:creator>
              <dc:date>2019-07-05T09:14:13</dc:date>
            </office:change-info>
          </text:insertion>
        </text:changed-region>
        <text:changed-region xml:id="ct94125081488720" text:id="ct94125081488720">
          <text:deletion>
            <office:change-info>
              <dc:creator>Unknown Author</dc:creator>
              <dc:date>2019-07-05T09:14:09</dc:date>
            </office:change-info>
            <text:p text:style-name="P2"><text:span text:style-name="tlid-translation"><text:span text:style-name="T3">suivants</text:span></text:span></text:p>
          </text:deletion>
        </text:changed-region>
        <text:changed-region xml:id="ct94125025658464" text:id="ct94125025658464">
          <text:deletion>
            <office:change-info>
              <dc:creator>Unknown Author</dc:creator>
              <dc:date>2019-07-05T09:14:28</dc:date>
            </office:change-info>
            <text:p text:style-name="P3"><text:span text:style-name="tlid-translation"><text:span text:style-name="T3">un type </text:span></text:span></text:p>
          </text:deletion>
        </text:changed-region>
        <text:changed-region xml:id="ct94125081411184" text:id="ct94125081411184">
          <text:insertion>
            <office:change-info>
              <dc:creator>Unknown Author</dc:creator>
              <dc:date>2019-07-05T09:14:30</dc:date>
            </office:change-info>
          </text:insertion>
        </text:changed-region>
        <text:changed-region xml:id="ct94125072309584" text:id="ct94125072309584">
          <text:insertion>
            <office:change-info>
              <dc:creator>Unknown Author</dc:creator>
              <dc:date>2019-07-05T09:14:31</dc:date>
            </office:change-info>
          </text:insertion>
        </text:changed-region>
        <text:changed-region xml:id="ct94125081590192" text:id="ct94125081590192">
          <text:insertion>
            <office:change-info>
              <dc:creator>Unknown Author</dc:creator>
              <dc:date>2019-07-05T09:14:36</dc:date>
            </office:change-info>
          </text:insertion>
        </text:changed-region>
        <text:changed-region xml:id="ct94125081218960" text:id="ct94125081218960">
          <text:insertion>
            <office:change-info>
              <dc:creator>Unknown Author</dc:creator>
              <dc:date>2019-07-05T09:14:48</dc:date>
            </office:change-info>
          </text:insertion>
        </text:changed-region>
        <text:changed-region xml:id="ct94125081176656" text:id="ct94125081176656">
          <text:insertion>
            <office:change-info>
              <dc:creator>Unknown Author</dc:creator>
              <dc:date>2019-07-05T09:15:38</dc:date>
            </office:change-info>
          </text:insertion>
        </text:changed-region>
        <text:changed-region xml:id="ct94125039113888" text:id="ct94125039113888">
          <text:deletion>
            <office:change-info>
              <dc:creator>Unknown Author</dc:creator>
              <dc:date>2019-07-05T09:15:39</dc:date>
            </office:change-info>
            <text:p text:style-name="P2"><text:span text:style-name="tlid-translation"><text:span text:style-name="T3">travail</text:span></text:span></text:p>
          </text:deletion>
        </text:changed-region>
        <text:changed-region xml:id="ct94125081299440" text:id="ct94125081299440">
          <text:insertion>
            <office:change-info>
              <dc:creator>Unknown Author</dc:creator>
              <dc:date>2019-07-05T09:15:39</dc:date>
            </office:change-info>
          </text:insertion>
        </text:changed-region>
        <text:changed-region xml:id="ct94125081443280" text:id="ct94125081443280">
          <text:insertion>
            <office:change-info>
              <dc:creator>Unknown Author</dc:creator>
              <dc:date>2019-07-05T09:15:43</dc:date>
            </office:change-info>
          </text:insertion>
        </text:changed-region>
        <text:changed-region xml:id="ct94125081257712" text:id="ct94125081257712">
          <text:deletion>
            <office:change-info>
              <dc:creator>Unknown Author</dc:creator>
              <dc:date>2019-07-05T09:15:42</dc:date>
            </office:change-info>
            <text:p text:style-name="P2"><text:span text:style-name="tlid-translation"><text:span text:style-name="T5">a</text:span></text:span></text:p>
          </text:deletion>
        </text:changed-region>
        <text:changed-region xml:id="ct94125081229088" text:id="ct94125081229088">
          <text:insertion>
            <office:change-info>
              <dc:creator>Unknown Author</dc:creator>
              <dc:date>2019-07-05T09:15:50</dc:date>
            </office:change-info>
          </text:insertion>
        </text:changed-region>
        <text:changed-region xml:id="ct94125047093904" text:id="ct94125047093904">
          <text:deletion>
            <office:change-info>
              <dc:creator>Unknown Author</dc:creator>
              <dc:date>2019-07-05T09:15:48</dc:date>
            </office:change-info>
            <text:p text:style-name="P2"><text:span text:style-name="tlid-translation"><text:span text:style-name="T5">e la</text:span></text:span></text:p>
          </text:deletion>
        </text:changed-region>
        <text:changed-region xml:id="ct94125081490800" text:id="ct94125081490800">
          <text:insertion>
            <office:change-info>
              <dc:creator>Unknown Author</dc:creator>
              <dc:date>2019-07-05T09:15:58</dc:date>
            </office:change-info>
          </text:insertion>
        </text:changed-region>
        <text:changed-region xml:id="ct94125068507888" text:id="ct94125068507888">
          <text:insertion>
            <office:change-info>
              <dc:creator>Unknown Author</dc:creator>
              <dc:date>2019-07-05T09:16:03</dc:date>
            </office:change-info>
          </text:insertion>
        </text:changed-region>
        <text:changed-region xml:id="ct94125083632192" text:id="ct94125083632192">
          <text:insertion>
            <office:change-info>
              <dc:creator>Unknown Author</dc:creator>
              <dc:date>2019-07-05T09:18:20</dc:date>
            </office:change-info>
          </text:insertion>
        </text:changed-region>
        <text:changed-region xml:id="ct94125082568480" text:id="ct94125082568480">
          <text:deletion>
            <office:change-info>
              <dc:creator>Unknown Author</dc:creator>
              <dc:date>2019-07-05T09:18:21</dc:date>
            </office:change-info>
            <text:p text:style-name="P2"><text:span text:style-name="tlid-translation"><text:span text:style-name="T3">P</text:span></text:span></text:p>
          </text:deletion>
        </text:changed-region>
        <text:changed-region xml:id="ct94125083088160" text:id="ct94125083088160">
          <text:insertion>
            <office:change-info>
              <dc:creator>Unknown Author</dc:creator>
              <dc:date>2019-07-05T09:18:23</dc:date>
            </office:change-info>
          </text:insertion>
        </text:changed-region>
        <text:changed-region xml:id="ct94125092523808" text:id="ct94125092523808">
          <text:deletion>
            <office:change-info>
              <dc:creator>Unknown Author</dc:creator>
              <dc:date>2019-07-05T09:16:41</dc:date>
            </office:change-info>
            <text:p text:style-name="P2"><text:span text:style-name="tlid-translation"><text:span text:style-name="T3">simulations</text:span></text:span></text:p>
          </text:deletion>
        </text:changed-region>
        <text:changed-region xml:id="ct94125068927008" text:id="ct94125068927008">
          <text:insertion>
            <office:change-info>
              <dc:creator>Unknown Author</dc:creator>
              <dc:date>2019-07-05T09:16:41</dc:date>
            </office:change-info>
          </text:insertion>
        </text:changed-region>
        <text:changed-region xml:id="ct94125083694832" text:id="ct94125083694832">
          <text:deletion>
            <office:change-info>
              <dc:creator>Unknown Author</dc:creator>
              <dc:date>2019-07-05T09:16:49</dc:date>
            </office:change-info>
            <text:p text:style-name="P2"><text:span text:style-name="tlid-translation"><text:span text:style-name="T3">ont</text:span></text:span></text:p>
          </text:deletion>
        </text:changed-region>
        <text:changed-region xml:id="ct94125086590752" text:id="ct94125086590752">
          <text:insertion>
            <office:change-info>
              <dc:creator>Unknown Author</dc:creator>
              <dc:date>2019-07-05T09:16:49</dc:date>
            </office:change-info>
          </text:insertion>
        </text:changed-region>
        <text:changed-region xml:id="ct94125069112160" text:id="ct94125069112160">
          <text:insertion>
            <office:change-info>
              <dc:creator>Unknown Author</dc:creator>
              <dc:date>2019-07-05T09:16: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Abstract: </text:span></text:p>
      <text:p text:style-name="P5"><text:span text:style-name="T6">The European Spallation Source (ESS) will be a research infrastructure dedicated to neutronic sciences. The source is currently under construction in Lund, Sweden, and will be the world’s brightest pulsed source of neutrons. As its name suggests, the production of neutrons is ensured by the spallation process: high energy protons will impinge a tungsten target. To accelerate the protons, a powerful 2 GeV linear accelerator is being built. The accelerator can be split in two parts. A “hot” part is responsible for acceleration up to 90 MeV. Then a “cold” part made of superconducting cavities cooled with liquid helium is used to reach the highest energies. The long pulse of 2.86 ms and the high intensity of 62.5 mA repeated 14 times per second, lead to an incredible beam power of 5 MW in average and 125 MW in peak. The knowledge of the beam is therefore mandatory to ensure the commissioning, i.e. the beam tuning in order to achieve a proper and safe functioning of the machine. Different diagnostics will be installed along the accelerator to fulfil these tasks. </text:span></text:p>
      <text:p text:style-name="P5"><text:span text:style-name="T6">This thesis deals with the development of a non-invasive transverse profiler for the cold part of the ESS accelerator, and focuses on critical aspects of the IPMs (Ionization Profile Monitors) to guarantee its feasibility in ESS beam conditions. These monitors are based on the continuous ionization of the residual gas induced by the proton beam inside the beam pipe. A transverse electrical field is generated between both parallel plates of the IPM. The electrons or ions drift, with respect to the electric field, towards a segmented detector allowing the reconstruction of the beam profile in one transverse direction. For a complete transverse profile, it is necessary to add a second profiler tilted by 90°.</text:span></text:p>
      <text:p text:style-name="P5"><text:span text:style-name="T6">Several challenges for facing IPM to the ESS conditions, which may compromise their use, are described:</text:span></text:p>
      <text:list xml:id="list157584480" text:style-name="WWNum1">
        <text:list-item>
          <text:p text:style-name="P10"><text:span text:style-name="T6">the weak counting rates due to the low ionization cross-sections at high energy (90 to 2000 MeV) and to the low residual gas pressure of 10</text:span><text:span text:style-name="T7">-9</text:span><text:span text:style-name="T6"> mbar, </text:span></text:p>
        </text:list-item>
        <text:list-item>
          <text:p text:style-name="P10"><text:span text:style-name="T6">the electric field homogeneity inside the IPM, which is relevant for insuring a precise profile measurement, was not obvious in the narrow vacuum chambers devoted to them,</text:span></text:p>
        </text:list-item>
        <text:list-item>
          <text:p text:style-name="P10"><text:span text:style-name="T6">the large Space Charge Effect of the beam, distorting the measured profile by deviating the ionization by-product trajectories. This fundamental aspect may </text:span><text:span text:style-name="T9">comprise</text:span><text:span text:style-name="T6"> compromise </text:span><text:bookmark text:name="_GoBack"/><text:span text:style-name="T6">the use of an IPM for beam profile measurements.</text:span></text:p>
        </text:list-item>
      </text:list>
      <text:p text:style-name="P5"><text:span text:style-name="T6">Once these former studies done, we selected the three compliant read-out systems based on:</text:span></text:p>
      <text:list xml:id="list1820728361" text:style-name="WWNum2">
        <text:list-item>
          <text:p text:style-name="P11"><text:span text:style-name="T6">conductive strips read by a multichannel charge integrator, </text:span></text:p>
        </text:list-item>
        <text:list-item>
          <text:p text:style-name="P11"><text:span text:style-name="T6">a micro-channel plate coupled with phosphor screen (pMCP),</text:span></text:p>
        </text:list-item>
        <text:list-item>
          <text:p text:style-name="P11"><text:span text:style-name="T6">a silicon detector developed at CERN for the future PS beam profiler. </text:span></text:p>
        </text:list-item>
      </text:list>
      <text:p text:style-name="P5"><text:span text:style-name="T6">This work was the object of the Preliminary Design Review marking the beginning of the construction phase of the different prototypes. Preliminary tests discarded the possibility of using silicon detectors due to the low ion energies. </text:span></text:p>
      <text:p text:style-name="P5"><text:span text:style-name="T6">Starting from scratch, IPMs, reference monitors and a test bench were designed and installed at the IPHI proton accelerator at Saclay. Close ESS conditions were achieved to validate an IPM solution and our simulations. </text:span></text:p>
      <text:p text:style-name="P5"><text:span text:style-name="T6">The test campaigns showed that an MCP is mandatory to detect signal. Moreover, the optical IPM (pMCP + Camera) is the preferred solution since it provides higher sensitivity. Feedbacks from the prototype test campaigns, allows us to deliver an IPM final design presented during the Critical Design Review leading to the beginning of the production phase.</text:span></text:p>
      <text:p text:style-name="Standard"/>
      <text:p text:style-name="Standard"/>
      <text:p text:style-name="P8"><text:span text:style-name="T3">Résumé</text:span></text:p>
      <text:p text:style-name="P1"><text:span text:style-name="tlid-translation"><text:span text:style-name="T3">La source européenne de spallation (ESS) sera une infrastructure de recherche dévolue aux sciences </text:span></text:span><text:change text:change-id="ct94125033387520"/><text:change-start text:change-id="ct94125074130608"/><text:span text:style-name="tlid-translation"><text:span text:style-name="T1"><text:s/></text:span></text:span><text:change-end text:change-id="ct94125074130608"/><text:change-start text:change-id="ct94125083060736"/><text:span text:style-name="tlid-translation"><text:span text:style-name="T23">utilisant</text:span></text:span><text:change-end text:change-id="ct94125083060736"/><text:change-start text:change-id="ct94125021231296"/><text:span text:style-name="tlid-translation"><text:span text:style-name="T1"> </text:span></text:span><text:change-end text:change-id="ct94125021231296"/><text:change text:change-id="ct94125067804848"/><text:change-start text:change-id="ct94125032544960"/><text:span text:style-name="tlid-translation"><text:span text:style-name="T2">les neutrons pour sonder</text:span></text:span><text:change-end text:change-id="ct94125032544960"/><text:change-start text:change-id="ct94125073311024"/><text:span text:style-name="tlid-translation"><text:span text:style-name="T2"> la matière.</text:span></text:span><text:change-end text:change-id="ct94125073311024"/><text:change text:change-id="ct94125034304640"/><text:change-start text:change-id="ct94125081262144"/><text:span text:style-name="T1"> </text:span><text:change-end text:change-id="ct94125081262144"/><text:span text:style-name="tlid-translation"><text:span text:style-name="T3">Elle est actuellement en construction à Lund, en Suède, et sera la plus brillante des sources de neutrons pulsées au monde. Comme son nom l'indique, la production des neutrons est assurée par les processus de spallation : des protons à haute énergie bombardant une cible de tungstène. Le faisceau de protons est</text:span></text:span><text:change-start text:change-id="ct94125069416960"/><text:span text:style-name="tlid-translation"><text:span text:style-name="T3"> </text:span></text:span><text:span text:style-name="tlid-translation"><text:span text:style-name="T4">généré par</text:span></text:span><text:change-end text:change-id="ct94125069416960"/><text:span text:style-name="tlid-translation"><text:span text:style-name="T3"> un puissant accélérateur linéaire de 2 GeV qui peut être divisé en deux parties : une partie "chaude" qui accélère les protons jusqu'à 90 MeV, suivie d’une partie « froide » constituée de cavités supraconductrices refroidies</text:span></text:span><text:span text:style-name="T3"> </text:span><text:span text:style-name="tlid-translation"><text:span text:style-name="T3">à l'hélium liquide, </text:span></text:span><text:change text:change-id="ct94125017977696"/><text:change-start text:change-id="ct94125017086992"/><text:span text:style-name="tlid-translation"><text:span text:style-name="T4">permettant</text:span></text:span><text:change-end text:change-id="ct94125017086992"/><text:span text:style-name="tlid-translation"><text:span text:style-name="T3"> </text:span></text:span><text:change-start text:change-id="ct94125085097760"/><text:span text:style-name="tlid-translation"><text:span text:style-name="T4">d’</text:span></text:span><text:change-end text:change-id="ct94125085097760"/><text:span text:style-name="tlid-translation"><text:span text:style-name="T3">atteindre les 2 GeV. </text:span></text:span><text:change-start text:change-id="ct94125073757456"/><text:span text:style-name="tlid-translation"><text:span text:style-name="T4">L</text:span></text:span><text:span text:style-name="tlid-translation"><text:span text:style-name="T3">a </text:span></text:span><text:span text:style-name="tlid-translation"><text:span text:style-name="T4">forte</text:span></text:span><text:span text:style-name="tlid-translation"><text:span text:style-name="T3"> intensité </text:span></text:span><text:span text:style-name="tlid-translation"><text:span text:style-name="T4">de 62.5 mA et</text:span></text:span><text:span text:style-name="tlid-translation"><text:span text:style-name="T3"> </text:span></text:span><text:change-end text:change-id="ct94125073757456"/><text:change-start text:change-id="ct94125073397536"/><text:span text:style-name="tlid-translation"><text:span text:style-name="T4">l</text:span></text:span><text:change-end text:change-id="ct94125073397536"/><text:change text:change-id="ct94125017980768"/><text:span text:style-name="tlid-translation"><text:span text:style-name="T3">a longue impulsion de 2,86 ms </text:span></text:span><text:change text:change-id="ct94125047573552"/><text:span text:style-name="tlid-translation"><text:span text:style-name="T3"><text:s/>répétée 14 fois par seconde, </text:span></text:span><text:change text:change-id="ct94125068006416"/><text:change-start text:change-id="ct94125071188624"/><text:span text:style-name="tlid-translation"><text:span text:style-name="T4">conduit à</text:span></text:span><text:change-end text:change-id="ct94125071188624"/><text:span text:style-name="tlid-translation"><text:span text:style-name="T3"> une puissance moyenne de faisceau de 5 MW et une puissance crête de 125 MW. La connaissance du faisceau est donc indispensable pour la mise en service, c'est-à-dire le réglage du faisceau afin d'assurer un fonctionnement correct et sûr de la machine. Différent</text:span></text:span><text:change-start text:change-id="ct94125068457024"/><text:span text:style-name="tlid-translation"><text:span text:style-name="T4">s</text:span></text:span><text:change-end text:change-id="ct94125068457024"/><text:span text:style-name="T3"> </text:span><text:span text:style-name="tlid-translation"><text:span text:style-name="T3">diagnostics seront installés le long de l'accélérateur pour remplir ces tâches.</text:span></text:span><text:span text:style-name="T3"><text:line-break/></text:span><text:span text:style-name="tlid-translation"><text:span text:style-name="T3">Cette thèse traite du développement d'un profileur transverse non invasif pour la partie froide de l’accélérateur de ESS</text:span></text:span><text:change-start text:change-id="ct94125031704784"/><text:span text:style-name="tlid-translation"><text:span text:style-name="T3"> : </text:span></text:span><text:span text:style-name="tlid-translation"><text:span text:style-name="T4">les </text:span></text:span><text:change-end text:change-id="ct94125031704784"/><text:change-start text:change-id="ct94125026160032"/><text:span text:style-name="tlid-translation"><text:span text:style-name="T4">Ionization Profile Monitor (IPM).</text:span></text:span><text:change-end text:change-id="ct94125026160032"/><text:change text:change-id="ct94125026160832"/><text:span text:style-name="tlid-translation"><text:span text:style-name="T3"> </text:span></text:span><text:change text:change-id="ct94125073862768"/><text:change-start text:change-id="ct94125073357936"/><text:span text:style-name="tlid-translation"><text:span text:style-name="T4">La thèse</text:span></text:span><text:change-end text:change-id="ct94125073357936"/><text:span text:style-name="tlid-translation"><text:span text:style-name="T3"> se concentre sur les aspects critiques des IPM </text:span></text:span><text:change text:change-id="ct94125071193968"/><text:span text:style-name="tlid-translation"><text:span text:style-name="T3"><text:s/>afin de </text:span></text:span><text:change text:change-id="ct94125069891408"/><text:change-start text:change-id="ct94125017526304"/><text:span text:style-name="tlid-translation"><text:span text:style-name="T5">s’assurer de</text:span></text:span><text:change-end text:change-id="ct94125017526304"/><text:span text:style-name="tlid-translation"><text:span text:style-name="T3"> leur faisabilité dans les conditions du faisceau de ESS. Ces moniteurs sont basés sur l’ionisation</text:span></text:span><text:change text:change-id="ct94125074227376"/><text:change-start text:change-id="ct94125073423360"/><text:span text:style-name="tlid-translation"><text:span text:style-name="T3">induite par le passage des protons </text:span></text:span><text:change-end text:change-id="ct94125073423360"/><text:change text:change-id="ct94125074311760"/><text:span text:style-name="tlid-translation"><text:span text:style-name="T3"><text:s/></text:span></text:span><text:change text:change-id="ct94125081352992"/><text:change-start text:change-id="ct94125081291520"/><text:span text:style-name="tlid-translation"><text:span text:style-name="T5">dans le</text:span></text:span><text:change-end text:change-id="ct94125081291520"/><text:span text:style-name="tlid-translation"><text:span text:style-name="T3"> gaz résiduel présent dans le tube de l’accélérateur</text:span></text:span><text:change text:change-id="ct94125026183616"/><text:span text:style-name="tlid-translation"><text:span text:style-name="T3">. Un champ électrique </text:span></text:span><text:change text:change-id="ct94125081245088"/><text:span text:style-name="tlid-translation"><text:span text:style-name="T3">est appliqué entre </text:span></text:span><text:change text:change-id="ct94125073456640"/><text:span text:style-name="tlid-translation"><text:span text:style-name="T3">deux plaques parallèles de l'IPM. Les électrons ou les ions dérivent vers un détecteur segmenté permettant de reconstruire le profil dans une direction transverse du faisceau. Pour un profil complet, il est nécessaire d'ajouter un deuxième profileur pivoté de 90 ° par rapport au précédent.</text:span></text:span><text:span text:style-name="T3"><text:line-break/></text:span><text:span text:style-name="tlid-translation"><text:span text:style-name="T3">Plusieurs défis, qui auraient pu compromettre l’utilisation des IPM pour les mesures des profils de faisceau à ESS, sont décrits :</text:span></text:span></text:p>
      <text:list xml:id="list91908975716998" text:continue-numbering="true" text:style-name="WWNum2">
        <text:list-item>
          <text:p text:style-name="P12"><text:span text:style-name="tlid-translation"><text:span text:style-name="T3">Les faibles taux de comptage dus aux faibles sections efficaces d'ionisation à haute énergie (90 à 2000</text:span></text:span><text:span text:style-name="T3"> </text:span><text:span text:style-name="tlid-translation"><text:span text:style-name="T3">MeV) ainsi qu’aux basses pressions du gaz résiduel de l’ordre de 10</text:span></text:span><text:span text:style-name="tlid-translation"><text:span text:style-name="T8">-9</text:span></text:span><text:span text:style-name="tlid-translation"><text:span text:style-name="T3"> mbar,</text:span></text:span></text:p>
        </text:list-item>
        <text:list-item>
          <text:p text:style-name="P9"><text:span text:style-name="tlid-translation"><text:span text:style-name="T3">L'homogénéité du champ électrique à l'intérieur de l'IPM, essentiel pour assurer des mesures de profils précises mais difficile pour les chambres à vide étriquées des IPM,</text:span></text:span></text:p>
        </text:list-item>
        <text:list-item>
          <text:p text:style-name="P9"><text:span text:style-name="tlid-translation"><text:span text:style-name="T3">L’importante charge d'espace du faisceau, qui distord le profil mesuré en déviant les</text:span></text:span><text:span text:style-name="T3"><text:line-break/></text:span><text:span text:style-name="tlid-translation"><text:span text:style-name="T3">trajectoires des produits d'ionisation. Cet aspect fondamental peut remettre en cause l’utilisation d’IPM</text:span></text:span><text:span text:style-name="T3"> </text:span><text:span text:style-name="tlid-translation"><text:span text:style-name="T3">pour faire des mesures fiables de profil de faisceau.</text:span></text:span></text:p>
        </text:list-item>
      </text:list>
      <text:p text:style-name="P2"><text:span text:style-name="tlid-translation"><text:span text:style-name="T3">Une fois ces études terminées, nous avons sélectionné </text:span></text:span><text:change text:change-id="ct94125081547632"/><text:span text:style-name="tlid-translation"><text:span text:style-name="T3"><text:s/>trois systèmes de lecture </text:span></text:span><text:change text:change-id="ct94125081177120"/><text:change-start text:change-id="ct94125068917888"/><text:span text:style-name="tlid-translation"><text:span text:style-name="T5">fiables</text:span></text:span><text:change-end text:change-id="ct94125068917888"/><text:span text:style-name="tlid-translation"><text:span text:style-name="T3"> </text:span></text:span><text:change text:change-id="ct94125081488720"/><text:span text:style-name="tlid-translation"><text:span text:style-name="T3">, basés sur :</text:span></text:span></text:p>
      <text:list xml:id="list49038115" text:style-name="WWNum4">
        <text:list-item>
          <text:p text:style-name="P15"><text:span text:style-name="tlid-translation"><text:span text:style-name="T3">des pistes conductrices lues par un intégrateur de charge multicanal,</text:span></text:span></text:p>
        </text:list-item>
        <text:list-item>
          <text:p text:style-name="P15"><text:change text:change-id="ct94125025658464"/><text:span text:style-name="tlid-translation"><text:span text:style-name="T3">de</text:span></text:span><text:change-start text:change-id="ct94125081411184"/><text:span text:style-name="tlid-translation"><text:span text:style-name="T5">s</text:span></text:span><text:change-end text:change-id="ct94125081411184"/><text:span text:style-name="tlid-translation"><text:span text:style-name="T3"> détecteur</text:span></text:span><text:change-start text:change-id="ct94125072309584"/><text:span text:style-name="tlid-translation"><text:span text:style-name="T5">s</text:span></text:span><text:change-end text:change-id="ct94125072309584"/><text:span text:style-name="tlid-translation"><text:span text:style-name="T3"> à micro-canaux couplé</text:span></text:span><text:change-start text:change-id="ct94125081590192"/><text:span text:style-name="tlid-translation"><text:span text:style-name="T5">s</text:span></text:span><text:change-end text:change-id="ct94125081590192"/><text:span text:style-name="tlid-translation"><text:span text:style-name="T3"> à un écran phosphore (pMCP),</text:span></text:span></text:p>
        </text:list-item>
        <text:list-item>
          <text:p text:style-name="P15"><text:span text:style-name="tlid-translation"><text:span text:style-name="T3">un détecteur de silicium développé au CERN</text:span></text:span><text:change-start text:change-id="ct94125081218960"/><text:span text:style-name="tlid-translation"><text:span text:style-name="T3">, </text:span></text:span><text:span text:style-name="tlid-translation"><text:span text:style-name="T5">et utiliser en particulier</text:span></text:span><text:change-end text:change-id="ct94125081218960"/><text:span text:style-name="tlid-translation"><text:span text:style-name="T3"> pour le futur profileur du faisceau du PS.</text:span></text:span></text:p>
        </text:list-item>
      </text:list>
      <text:p text:style-name="P2"><text:span text:style-name="tlid-translation"><text:span text:style-name="T3">Ce</text:span></text:span><text:change-start text:change-id="ct94125081176656"/><text:span text:style-name="tlid-translation"><text:span text:style-name="T5">s</text:span></text:span><text:change-end text:change-id="ct94125081176656"/><text:span text:style-name="tlid-translation"><text:span text:style-name="T3"> </text:span></text:span><text:change text:change-id="ct94125039113888"/><text:change-start text:change-id="ct94125081299440"/><text:span text:style-name="tlid-translation"><text:span text:style-name="T5">études</text:span></text:span><text:change-end text:change-id="ct94125081299440"/><text:span text:style-name="tlid-translation"><text:span text:style-name="T3"> </text:span></text:span><text:change-start text:change-id="ct94125081443280"/><text:span text:style-name="tlid-translation"><text:span text:style-name="T5">ont</text:span></text:span><text:change-end text:change-id="ct94125081443280"/><text:change text:change-id="ct94125081257712"/><text:span text:style-name="tlid-translation"><text:span text:style-name="T3"> fait l’objet d</text:span></text:span><text:change-start text:change-id="ct94125081229088"/><text:span text:style-name="tlid-translation"><text:span text:style-name="T3">’</text:span></text:span><text:span text:style-name="tlid-translation"><text:span text:style-name="T5">une</text:span></text:span><text:change-end text:change-id="ct94125081229088"/><text:change text:change-id="ct94125047093904"/><text:span text:style-name="tlid-translation"><text:span text:style-name="T3"> Revue de Conception Préliminaire (PDR</text:span></text:span><text:change-start text:change-id="ct94125081490800"/><text:span text:style-name="tlid-translation"><text:span text:style-name="T3"> </text:span></text:span><text:change-end text:change-id="ct94125081490800"/><text:change-start text:change-id="ct94125068507888"/><text:span text:style-name="tlid-translation"><text:span text:style-name="T5">2017/01</text:span></text:span><text:change-end text:change-id="ct94125068507888"/><text:span text:style-name="tlid-translation"><text:span text:style-name="T3">) marquant le début de la construction des différents prototypes. Les tests préliminaires ont écarté la possibilité d'utiliser des détecteurs au silicium en raison des trop faibles énergies des ions incidents.</text:span></text:span><text:span text:style-name="T3"><text:line-break/></text:span><text:change-start text:change-id="ct94125083632192"/><text:span text:style-name="T20">En </text:span><text:change-end text:change-id="ct94125083632192"/><text:change text:change-id="ct94125082568480"/><text:change-start text:change-id="ct94125083088160"/><text:span text:style-name="tlid-translation"><text:span text:style-name="T20">p</text:span></text:span><text:change-end text:change-id="ct94125083088160"/><text:span text:style-name="tlid-translation"><text:span text:style-name="T3">artant de zéro, des IPM, des moniteurs de référence et un banc d’essai ont été conçus et installés sur l’accélérateur de protons IPHI à Saclay. Les conditions expérimentales de ESS ont été reproduites afin de valider une solution pour les IPM, ainsi que tester nos </text:span></text:span><text:change text:change-id="ct94125092523808"/><text:change-start text:change-id="ct94125068927008"/><text:span text:style-name="tlid-translation"><text:span text:style-name="T20">modèles</text:span></text:span><text:change-end text:change-id="ct94125068927008"/><text:span text:style-name="tlid-translation"><text:span text:style-name="T3">.</text:span></text:span><text:span text:style-name="T3"><text:line-break/></text:span><text:span text:style-name="tlid-translation"><text:span text:style-name="T3">Les campagnes de test ont montré qu'un MCP était nécessaire pour détecter le signal d’ionisation. De plus, l'IPM optique (pMCP + caméra) est la solution recommandée car elle offre une sensibilité plus élevée. Le retour d’expérience accumulé lors des tests des prototypes, nous </text:span></text:span><text:change text:change-id="ct94125083694832"/><text:change-start text:change-id="ct94125086590752"/><text:span text:style-name="tlid-translation"><text:span text:style-name="T20">a</text:span></text:span><text:change-end text:change-id="ct94125086590752"/><text:span text:style-name="tlid-translation"><text:span text:style-name="T3"> permis de proposer une conception quasi finale d’un IPM, présentée lors de la Revue Critique de Conception (CDR</text:span></text:span><text:change-start text:change-id="ct94125069112160"/><text:span text:style-name="tlid-translation"><text:span text:style-name="T3"> </text:span></text:span><text:span text:style-name="tlid-translation"><text:span text:style-name="T5">2019/0</text:span></text:span><text:span text:style-name="tlid-translation"><text:span text:style-name="T20">3</text:span></text:span><text:change-end text:change-id="ct94125069112160"/><text:span text:style-name="tlid-translation"><text:span text:style-name="T3">), menant au début de la phase de production.</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tlid-translation"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3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2.021cm"/>
        </style:list-level-properties>
        <style:text-properties style:font-name="Calibri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RER RIBAS Esther</meta:initial-creator>
    <meta:editing-cycles>12</meta:editing-cycles>
    <meta:print-date>2019-07-05T08:07:51.536101913</meta:print-date>
    <meta:creation-date>2019-07-04T07:32:00</meta:creation-date>
    <dc:date>2019-07-05T09:19:07.362092498</dc:date>
    <meta:editing-duration>PT3H11M11S</meta:editing-duration>
    <meta:generator>LibreOffice/6.0.7.3$Linux_X86_64 LibreOffice_project/00m0$Build-3</meta:generator>
    <meta:document-statistic meta:table-count="0" meta:image-count="0" meta:object-count="0" meta:page-count="3" meta:paragraph-count="24" meta:word-count="1219" meta:character-count="7592" meta:non-whitespace-character-count="6397"/>
    <meta:user-defined meta:name="AppVersion">16.0000</meta:user-defined>
    <meta:user-defined meta:name="Company">CEA Sacla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